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87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font-name="DejaVu Sans Mono"/>
    </style:style>
    <style:style style:name="ce9" style:family="table-cell" style:parent-style-name="Default">
      <style:table-cell-properties fo:border="none"/>
      <style:text-properties style:font-name="DejaVu Sans Mono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font-name="DejaVu Sans Mono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/>
    </style:style>
    <style:style style:name="ce12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19" table:default-cell-style-name="ce7"/>
        <table:table-column table:style-name="co5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Town or city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Venue</text:p>
          </table:table-cell>
          <table:table-cell table:style-name="ce10" table:number-columns-repeated="1019"/>
          <table:table-cell table:style-name="ce11"/>
        </table:table-row>
        <table:table-row table:style-name="ro1">
          <table:table-cell table:style-name="ce2" office:value-type="string" calcext:value-type="string">
            <text:p>5 January 1961</text:p>
          </table:table-cell>
          <table:table-cell table:style-name="ce6" office:value-type="string" calcext:value-type="string">
            <text:p><text:a xlink:href="../../../../../../../wiki/Litherland" xlink:type="simple">Litherland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January 1961</text:p>
          </table:table-cell>
          <table:table-cell table:style-name="ce6" office:value-type="string" calcext:value-type="string">
            <text:p><text:a xlink:href="../../../../../../../wiki/Bootle" xlink:type="simple">Bootle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January 1961</text:p>
          </table:table-cell>
          <table:table-cell table:style-name="ce6" office:value-type="string" calcext:value-type="string">
            <text:p><text:a xlink:href="../../../../../../../wiki/Aintree" xlink:type="simple">Aintree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<text:a xlink:href="../../../../../../../wiki/Aintree_Institute" xlink:type="simple">Aintree Institut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January 1961</text:p>
          </table:table-cell>
          <table:table-cell table:style-name="ce6" office:value-type="string" calcext:value-type="string">
            <text:p><text:a xlink:href="../../../../../../../wiki/Seaforth,_Merseyside" xlink:type="simple">Seaforth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<text:a xlink:href="../../../../../../../wiki/Lathom_Hall" xlink:type="simple">Lathom Hall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January 1961</text:p>
          </table:table-cell>
          <table:table-cell table:style-name="ce6" office:value-type="string" calcext:value-type="string">
            <text:p><text:a xlink:href="../../../../../../../wiki/Liverpool" xlink:type="simple">Liverpool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<text:a xlink:href="../../../../../../../wiki/The_Casbah_Coffee_Club" xlink:type="simple">The Casbah Coffee Club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Jan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Aintree Institute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Jan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Aintree Institute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Jan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Jan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January 1961</text:p>
          </table:table-cell>
          <table:table-cell table:style-name="ce6" office:value-type="string" calcext:value-type="string">
            <text:p><text:a xlink:href="../../../../../../../wiki/Crosby,_Merseyside" xlink:type="simple">Crosby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lexandra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Jan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Lathom Hall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Jan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Lathom Hall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January 1961</text:p>
          </table:table-cell>
          <table:table-cell table:style-name="ce6" office:value-type="string" calcext:value-type="string">
            <text:p><text:a xlink:href="../../../../../../../wiki/Huyton" xlink:type="simple">Huyton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January 1961</text:p>
          </table:table-cell>
          <table:table-cell table:style-name="ce6" office:value-type="string" calcext:value-type="string">
            <text:p>Litherland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Jan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Jan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athom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Jan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Jan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athom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February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February 1961</text:p>
          </table:table-cell>
          <table:table-cell table:style-name="ce6" office:value-type="string" calcext:value-type="string">
            <text:p>Litherland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February 1961</text:p>
          </table:table-cell>
          <table:table-cell table:style-name="ce6" office:value-type="string" calcext:value-type="string">
            <text:p>Bootl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 Febr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athom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February 1961</text:p>
          </table:table-cell>
          <table:table-cell table:style-name="ce6" office:value-type="string" calcext:value-type="string">
            <text:p><text:a xlink:href="../../../../../../../wiki/Walton,_Liverpool" xlink:type="simple">Walton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Blair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February 1961</text:p>
          </table:table-cell>
          <table:table-cell table:style-name="ce6" office:value-type="string" calcext:value-type="string">
            <text:p>Seaforth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athom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erseyside Civil Servic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Febr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<text:a xlink:href="../../../../../../../wiki/The_Cavern_Club" xlink:type="simple">The Cavern Club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Febr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Cassanova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Cassanova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February 1961</text:p>
          </table:table-cell>
          <table:table-cell table:style-name="ce6" office:value-type="string" calcext:value-type="string">
            <text:p><text:a xlink:href="../../../../../../../wiki/Huyton" xlink:type="simple">Huyton</text:a> 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<text:a xlink:href="../../../../../../../wiki/Hambleton_Hall" xlink:type="simple">Hambleton Hall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Februar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February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February 1961</text:p>
          </table:table-cell>
          <table:table-cell table:style-name="ce6" office:value-type="string" calcext:value-type="string">
            <text:p><text:a xlink:href="../../../../../../../wiki/Wallasey" xlink:type="simple">Wallasey</text:a> 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Grosveno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athom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Februar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March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March 1961</text:p>
          </table:table-cell>
          <table:table-cell table:style-name="ce6" office:value-type="string" calcext:value-type="string">
            <text:p><text:a xlink:href="../../../../../../../wiki/Bootle" xlink:type="simple">Bootle</text:a> 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 March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verpool Jazz Socie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Cassanova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March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March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Grosveno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March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verpool Jazz Socie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ossway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March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March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March – 2 July 1961</text:p>
          </table:table-cell>
          <table:table-cell table:style-name="ce6" office:value-type="string" calcext:value-type="string">
            <text:p><text:a xlink:href="../../../../../../../wiki/Hamburg" xlink:type="simple">Hamburg</text:a>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<text:a xlink:href="../../../../../../../wiki/The_Top_Ten_Club" xlink:type="simple">The Top Ten Club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olyoak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July 1961</text:p>
          </table:table-cell>
          <table:table-cell table:style-name="ce6" office:value-type="string" calcext:value-type="string">
            <text:p>Wal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Blair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Jul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olyoak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July 1961</text:p>
          </table:table-cell>
          <table:table-cell table:style-name="ce6" office:value-type="string" calcext:value-type="string">
            <text:p>Wal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Blair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July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July 1961</text:p>
          </table:table-cell>
          <table:table-cell table:style-name="ce6" office:value-type="string" calcext:value-type="string">
            <text:p>Walton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Blair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July 1961</text:p>
          </table:table-cell>
          <table:table-cell table:style-name="ce6" office:value-type="string" calcext:value-type="string">
            <text:p>Walton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Blair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1 July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 August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August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August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August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August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August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1 August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Septem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September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St. John's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Septem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Sept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Grosveno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Septem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September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Septem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Sept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October 1961</text:p>
          </table:table-cell>
          <table:table-cell table:style-name="ce6" office:value-type="string" calcext:value-type="string">
            <text:p><text:a xlink:href="../../../../../../../wiki/Maghull" xlink:type="simple">Maghull</text:a> 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lbany Cinem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David Lewis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Octo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October 1961</text:p>
          </table:table-cell>
          <table:table-cell table:style-name="ce6" office:value-type="string" calcext:value-type="string">
            <text:p>Huyt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1 Octo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Litherland 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erseyside Civil Servic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November 1961</text:p>
          </table:table-cell>
          <table:table-cell table:style-name="ce6" office:value-type="string" calcext:value-type="string">
            <text:p><text:a xlink:href="../../../../../../../wiki/Wallasey" xlink:type="simple">Wallasey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November 1961</text:p>
          </table:table-cell>
          <table:table-cell table:style-name="ce6" office:value-type="string" calcext:value-type="string">
            <text:p>Aintree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Aintree Institu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erseyside Civil Servic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Village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erseyside Civil Servic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Nov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Merseyside Civil Servic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Nov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Dec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Casbah Coffee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Dec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December 1961</text:p>
          </table:table-cell>
          <table:table-cell table:style-name="ce6" office:value-type="string" calcext:value-type="string">
            <text:p><text:a xlink:href="../../../../../../../wiki/Aldershot" xlink:type="simple">Aldershot</text:a>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Palais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December 1961</text:p>
          </table:table-cell>
          <table:table-cell table:style-name="ce6" office:value-type="string" calcext:value-type="string">
            <text:p>London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he Gardenia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Hambleton H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Dec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December 1961</text:p>
          </table:table-cell>
          <table:table-cell table:style-name="ce6" office:value-type="string" calcext:value-type="string">
            <text:p>Wallasey</text:p>
          </table:table-cell>
          <table:table-cell table:style-name="ce9" office:value-type="string" calcext:value-type="string">
            <text:p>England</text:p>
          </table:table-cell>
          <table:table-cell table:style-name="ce6" office:value-type="string" calcext:value-type="string">
            <text:p>Tower Ballro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December 1961</text:p>
          </table:table-cell>
          <table:table-cell table:style-name="ce6" office:value-type="string" calcext:value-type="string">
            <text:p>Liverpool</text:p>
          </table:table-cell>
          <table:table-cell table:style-name="ce9" office:value-type="string" calcext:value-type="string">
            <text:p>England</text:p>
          </table:table-cell>
          <table:table-cell office:value-type="string" calcext:value-type="string">
            <text:p>The Cavern Club</text:p>
          </table:table-cell>
          <table:table-cell table:number-columns-repeated="1020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style-name="ce4"/>
          <table:table-cell table:style-name="ce8" table:number-columns-repeated="1022"/>
          <table:table-cell table:style-name="ce13"/>
        </table:table-row>
      </table:table>
      <table:named-expressions>
        <table:named-range table:name="HTML_1" table:base-cell-address="$Sheet1.$A$1" table:cell-range-address="$Sheet1.$A$1:.$C$209"/>
        <table:named-range table:name="HTML_all" table:base-cell-address="$Sheet1.$A$1" table:cell-range-address="$Sheet1.$A$1:.$C$209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date>2019-08-23T11:44:42.688780194</dc:date>
    <meta:editing-duration>PT16M52S</meta:editing-duration>
    <meta:editing-cycles>1</meta:editing-cycles>
    <meta:document-statistic meta:table-count="1" meta:cell-count="836" meta:object-count="0"/>
    <meta:generator>LibreOffice/6.0.7.3$Linux_X86_64 LibreOffice_project/00m0$Build-3</meta:generator>
    <meta:user-defined meta:name=""/>
  </office:meta>
</office:document-meta>
</file>